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paragraph-properties fo:text-align="center" style:justify-single-word="false"/>
      <style:text-properties style:font-name="Liberation Sans" fo:font-style="italic" officeooo:rsid="0000fcf0" officeooo:paragraph-rsid="0000fcf0" style:font-style-asian="italic" style:font-style-complex="italic"/>
    </style:style>
    <style:style style:name="P3" style:family="paragraph" style:parent-style-name="Text_20_body">
      <style:text-properties style:font-name="Liberation Sans" officeooo:rsid="0002fb41" officeooo:paragraph-rsid="0002fb41"/>
    </style:style>
    <style:style style:name="P4" style:family="paragraph" style:parent-style-name="Text_20_body">
      <style:text-properties officeooo:rsid="0002fb41" officeooo:paragraph-rsid="0002fb41"/>
    </style:style>
    <style:style style:name="P5" style:family="paragraph" style:parent-style-name="Text_20_body" style:list-style-name="L1">
      <style:text-properties officeooo:rsid="0002fb41" officeooo:paragraph-rsid="0002fb41"/>
    </style:style>
    <style:style style:name="P6" style:family="paragraph" style:parent-style-name="Text_20_body" style:list-style-name="L1">
      <style:text-properties officeooo:paragraph-rsid="0002fb41"/>
    </style:style>
    <style:style style:name="P7" style:family="paragraph" style:parent-style-name="Text_20_body">
      <style:text-properties officeooo:rsid="00045f63" officeooo:paragraph-rsid="00045f63"/>
    </style:style>
    <style:style style:name="P8" style:family="paragraph" style:parent-style-name="Title">
      <style:text-properties officeooo:rsid="0000fcf0" officeooo:paragraph-rsid="0000fcf0"/>
    </style:style>
    <style:style style:name="P9" style:family="paragraph" style:parent-style-name="Subtitle">
      <style:text-properties officeooo:rsid="0000fcf0" officeooo:paragraph-rsid="0000fcf0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2fb41"/>
    </style:style>
    <style:style style:name="T3" style:family="text">
      <style:text-properties style:font-name="Liberation Sans" officeooo:rsid="0005dce1"/>
    </style:style>
    <style:style style:name="T4" style:family="text">
      <style:text-properties officeooo:rsid="00045f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visión Proceso de Desarrollo</text:p>
      <text:p text:style-name="P9">Aplicación de Escritorio para Gestión de Notas Personales</text:p>
      <text:p text:style-name="P2">Miguel Ángel Ramírez Ruiz (<text:a xlink:type="simple" xlink:href="mailto:i62rarum@uco.es" text:style-name="Internet_20_link" text:visited-style-name="Visited_20_Internet_20_Link">i62rarum@uco.es</text:a>)</text:p>
      <text:h text:style-name="Heading_20_2" text:outline-level="2">Revisar el proceso de desarrollo de software que han seguido e indicar de qué tipo puede ser.</text:h>
      <text:p text:style-name="P3">En este trabajo de fin de grado, el autor ha optado por seguir un proceso de desarrollo lineal, de cinco fases principales <text:span text:style-name="T4">(véase pág 3 del documento)</text:span>:</text:p>
      <text:list xml:id="list4090573558" text:style-name="L1">
        <text:list-item>
          <text:p text:style-name="P6"><text:span text:style-name="T2">Fase de aprendizaje y familiarización de las tecnologías.</text:span></text:p>
        </text:list-item>
        <text:list-item>
          <text:p text:style-name="P5"><text:span text:style-name="T1">Fase de investigación y planteamiento.</text:span></text:p>
        </text:list-item>
        <text:list-item>
          <text:p text:style-name="P5"><text:span text:style-name="T1">Fase de desarrollo e implementación.</text:span></text:p>
        </text:list-item>
        <text:list-item>
          <text:p text:style-name="P5"><text:span text:style-name="T1">Fase de pruebas y verificación.</text:span></text:p>
        </text:list-item>
        <text:list-item>
          <text:p text:style-name="P5"><text:span text:style-name="T1">Fase de documentación.</text:span></text:p>
        </text:list-item>
      </text:list>
      <text:p text:style-name="P4"><text:span text:style-name="T1">Las cuatro primeras fases se realizan de forma iterativa, una detrás de otra, mientras que la fase de documentación se lleva a cabo de manera continua, a la vez que se avanza en los distintos apartados.</text:span></text:p>
      <text:p text:style-name="P7"><text:span text:style-name="T1">No obstante, ha una contradicción en la página siguiente, en la que según la Tabla 2, la fase de documentación comienza después de la finalización de la fase de pruebas. Cabe decir que a pie de tabla, se dice que representa una organización temporal del proyecto, por lo que puede ser que ese calendario no llegara a llevarse a cabo y llevara la documentación al día.</text:span></text:p>
      <text:p text:style-name="P7"><text:span text:style-name="T1">En general, creo que sigue de manera muy parecida el proceso unificado de desarrollo software, aunque lo adapta a su proyecto particular; sin embargo, creo que habría sido más correcto plantear la solución al problema antes que </text:span><text:span text:style-name="T3">el aprendizaje y familiarización de las tecnologías. Aprender a utilizar herramientas para solucionar un problema antes de plantear la propia solución no es lo más adecuado.</text:span></text:p>
      <text:p text:style-name="P1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8:12:29.308756370</meta:creation-date>
    <dc:date>2018-09-20T18:58:57.499802983</dc:date>
    <meta:editing-duration>PT4M57S</meta:editing-duration>
    <meta:editing-cycles>1</meta:editing-cycles>
    <meta:document-statistic meta:table-count="0" meta:image-count="0" meta:object-count="0" meta:page-count="1" meta:paragraph-count="13" meta:word-count="257" meta:character-count="1533" meta:non-whitespace-character-count="1294"/>
    <meta:generator>LibreOffice/5.4.6.2$Linux_X86_64 LibreOffice_project/40m0$Build-2</meta:generator>
  </office:meta>
</office:document-meta>
</file>